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057f" officeooo:paragraph-rsid="0008057f"/>
    </style:style>
    <style:style style:name="P2" style:family="paragraph" style:parent-style-name="Standard">
      <style:text-properties officeooo:rsid="000b553f" officeooo:paragraph-rsid="000b553f"/>
    </style:style>
    <style:style style:name="P3" style:family="paragraph" style:parent-style-name="Standard">
      <style:text-properties officeooo:rsid="000d0f36" officeooo:paragraph-rsid="000d0f36"/>
    </style:style>
    <style:style style:name="T1" style:family="text">
      <style:text-properties officeooo:rsid="00088f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ulian - Modélisation 3D :<text:line-break/>Julian est le responsable de la modélisation 3D de notre projet. Il a réussi à transformer nos idées en images et en plans concrets. Grâce à son travail, nous avons pu concevoir notre innovation en détail, ce qui nous a permis d'avoir une vision précise de son fonctionnement.</text:p>
      <text:p text:style-name="Standard"/>
      <text:p text:style-name="Standard"/>
      <text:p text:style-name="P1">Je suis le responsable modélisation 3D pour le projet, mon objectif est de transformer nos idées en plan plus précis puis de le convertir, grâce à la Conception Assistée par Ordinateur, en modèle exploitable pour la réalisation du prototype et la simulation des interactions <text:span text:style-name="T1">de sorte à pouvoir comparer le théorique, le numérique et l’expérimental.</text:span></text:p>
      <text:p text:style-name="P1"/>
      <text:p text:style-name="P1"/>
      <text:p text:style-name="P2">Etre plus précis sur enjeux etc, donner nouvelles parties prenantes, MOA, MOE</text:p>
      <text:p text:style-name="P2"/>
      <text:p text:style-name="P2">parler bien des rôles et responsabilité</text:p>
      <text:p text:style-name="P2"/>
      <text:p text:style-name="P2">mettre à jour livrables (bien distinguer produit et projet / documentaire et non doc / logiciel et manuel?)</text:p>
      <text:p text:style-name="P2"/>
      <text:p text:style-name="P2">budget à mettre au clair avec les justifications</text:p>
      <text:p text:style-name="P2"/>
      <text:p text:style-name="P3">Analyse des risques à approfondir : sur le projet et pas sur le produit i.e risques qui pourraient survenir , proba qu’ils arrivent et gravité + action correctrice + un des problèmes est il survenu et comment on a géré par rapport à ce qu’on avait prévu</text:p>
      <text:p text:style-name="P3"/>
      <text:p text:style-name="P3">SWOT projet + SWOT produit (déjà fait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4T15:35:01.500000000</meta:creation-date>
    <dc:date>2023-04-21T15:59:12.187000000</dc:date>
    <meta:editing-duration>PT17M46S</meta:editing-duration>
    <meta:editing-cycles>4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8" meta:word-count="206" meta:character-count="1214" meta:non-whitespace-character-count="1016"/>
  </office:meta>
</office:document-meta>
</file>